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5475" officeooo:paragraph-rsid="00115475"/>
    </style:style>
    <style:style style:name="P2" style:family="paragraph" style:parent-style-name="Text_20_body">
      <style:text-properties officeooo:rsid="00115475" officeooo:paragraph-rsid="00133fdd"/>
    </style:style>
    <style:style style:name="P3" style:family="paragraph" style:parent-style-name="Text_20_body">
      <style:text-properties officeooo:rsid="00115475" officeooo:paragraph-rsid="00157038"/>
    </style:style>
    <style:style style:name="P4" style:family="paragraph" style:parent-style-name="Text_20_body">
      <style:text-properties officeooo:rsid="00133fdd" officeooo:paragraph-rsid="00133fdd"/>
    </style:style>
    <style:style style:name="P5" style:family="paragraph" style:parent-style-name="Text_20_body">
      <style:text-properties officeooo:rsid="00157038" officeooo:paragraph-rsid="00157038"/>
    </style:style>
    <style:style style:name="P6" style:family="paragraph" style:parent-style-name="Text_20_body">
      <style:text-properties officeooo:rsid="00157038" officeooo:paragraph-rsid="00157038"/>
    </style:style>
    <style:style style:name="P7" style:family="paragraph" style:parent-style-name="Text_20_body">
      <style:text-properties officeooo:rsid="0016417e" officeooo:paragraph-rsid="0016417e"/>
    </style:style>
    <style:style style:name="T1" style:family="text">
      <style:text-properties officeooo:rsid="00133fdd"/>
    </style:style>
    <style:style style:name="T2" style:family="text">
      <style:text-properties officeooo:rsid="001570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I : </text:p>
      <text:p text:style-name="Text_20_body"/>
      <text:p text:style-name="P1">Site vitrine statique. Travail en binome.<text:line-break/><text:line-break/>Mister Deer, société familial chausse pied et tir botte : Nom de la société « wild shoes »</text:p>
      <text:p text:style-name="P1"/>
      <text:p text:style-name="P1">* depuis 1927. pas de site. <text:span text:style-name="T1">But : </text:span>Booster les ventes. Plus grand site de e-commerce (but)</text:p>
      <text:p text:style-name="P1"/>
      <text:p text:style-name="P1">* Fox : augmenter les ventes internationales sur le chausse pied. Site <text:span text:style-name="T1">e-commerce</text:span> complet , mais <text:span text:style-name="T1">d’abord</text:span> vite , un site vitrine pour commencer pour gagner en visibilité.</text:p>
      <text:p text:style-name="P1"/>
      <text:p text:style-name="P1">* Volonté : chausse pied artisanal, made in France de qualité, public de luxe, chausse pied sur mesure. Aspect classe et luxe du produit.<text:line-break/><text:line-break/>* Site en FR.<text:line-break/><text:line-break/>* couleur société : marron cuir ( idée de luxe),</text:p>
      <text:p text:style-name="P1">* Rayonnement régional pour l’instant.</text:p>
      <text:p text:style-name="P1">* <text:span text:style-name="T1">Inséré des possibilité de partage sur les réseaux sociaux.</text:span></text:p>
      <text:p text:style-name="P1">* <text:span text:style-name="T1">Site sur une seule page</text:span></text:p>
      <text:p text:style-name="P1">* <text:span text:style-name="T1">Responsive design (téléphone, tablette ..)</text:span></text:p>
      <text:p text:style-name="P2">* <text:span text:style-name="T1">Formulaire de contact,,ils ont un mail.et du contenu rédigé.</text:span></text:p>
      <text:p text:style-name="P2"/>
      <text:p text:style-name="P4">A demander : logo, bannière, photo produit, contenu pré-rédigé.</text:p>
      <text:p text:style-name="P2">→<text:span text:style-name="T1"> </text:span><text:a xlink:type="simple" xlink:href="http://www.wildshoes.com/" text:style-name="Internet_20_link" text:visited-style-name="Visited_20_Internet_20_Link"><text:span text:style-name="T1">www.wildshoes.com</text:span></text:a></text:p>
      <text:p text:style-name="P2"/>
      <text:p text:style-name="P3">* <text:span text:style-name="T2">Menu :</text:span></text:p>
      <text:p text:style-name="P5">1) présentation de la société ( qui somme nous, l’artisanat autour du chausse pied),</text:p>
      <text:p text:style-name="P5">2) nos chausse pied en bois, corne, metal et telescopique !</text:p>
      <text:p text:style-name="P5">3) <text:s/>Tir botte, bois, metal et avec grattoir.</text:p>
      <text:p text:style-name="P5">4) Chausse pieds personalisé, sur mesure avec d’autre materieux ou avec un message dessus (juste présentation et contact)</text:p>
      <text:p text:style-name="P5"><text:soft-page-break/>* Délais : 2 semaines</text:p>
      <text:p text:style-name="P5"/>
      <text:p text:style-name="P7">→ Charte Graphique :<text:line-break/><text:line-break/><text:line-break/><text:tab/>*Header :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4:14:18.536532659</meta:creation-date>
    <dc:date>2016-09-05T15:39:16.441661959</dc:date>
    <meta:editing-duration>PT21M3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19" meta:word-count="223" meta:character-count="1286" meta:non-whitespace-character-count="1073"/>
  </office:meta>
</office:document-meta>
</file>